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4a0" officeooo:paragraph-rsid="000fa4a0"/>
    </style:style>
    <style:style style:name="P2" style:family="paragraph" style:parent-style-name="Standard">
      <style:text-properties officeooo:rsid="00105f92" officeooo:paragraph-rsid="00105f92"/>
    </style:style>
    <style:style style:name="P3" style:family="paragraph" style:parent-style-name="Standard">
      <style:text-properties officeooo:rsid="0012507e" officeooo:paragraph-rsid="0012507e"/>
    </style:style>
    <style:style style:name="P4" style:family="paragraph" style:parent-style-name="Standard">
      <style:text-properties officeooo:rsid="0012507e" officeooo:paragraph-rsid="00143222"/>
    </style:style>
    <style:style style:name="P5" style:family="paragraph" style:parent-style-name="Standard">
      <style:text-properties officeooo:rsid="00147216" officeooo:paragraph-rsid="00147216"/>
    </style:style>
    <style:style style:name="P6" style:family="paragraph" style:parent-style-name="Standard">
      <style:text-properties officeooo:rsid="00163b95" officeooo:paragraph-rsid="00163b95"/>
    </style:style>
    <style:style style:name="P7" style:family="paragraph" style:parent-style-name="Standard">
      <style:text-properties officeooo:rsid="00174b3f" officeooo:paragraph-rsid="00174b3f"/>
    </style:style>
    <style:style style:name="P8" style:family="paragraph" style:parent-style-name="Standard">
      <style:text-properties officeooo:rsid="0019010d" officeooo:paragraph-rsid="00174b3f"/>
    </style:style>
    <style:style style:name="P9" style:family="paragraph" style:parent-style-name="Standard">
      <style:text-properties officeooo:rsid="001a1c8a" officeooo:paragraph-rsid="001a1c8a"/>
    </style:style>
    <style:style style:name="P10" style:family="paragraph" style:parent-style-name="Standard">
      <style:text-properties officeooo:rsid="001ae0a5" officeooo:paragraph-rsid="001ae0a5"/>
    </style:style>
    <style:style style:name="P11" style:family="paragraph" style:parent-style-name="Standard">
      <style:text-properties officeooo:rsid="001c82da" officeooo:paragraph-rsid="001c82da"/>
    </style:style>
    <style:style style:name="P12" style:family="paragraph" style:parent-style-name="Standard">
      <style:text-properties officeooo:rsid="001e2e76" officeooo:paragraph-rsid="001e2e76"/>
    </style:style>
    <style:style style:name="P13" style:family="paragraph" style:parent-style-name="Standard">
      <style:text-properties officeooo:rsid="001e6998" officeooo:paragraph-rsid="001e6998"/>
    </style:style>
    <style:style style:name="P14" style:family="paragraph" style:parent-style-name="Standard">
      <style:text-properties officeooo:rsid="002064e5" officeooo:paragraph-rsid="002064e5"/>
    </style:style>
    <style:style style:name="P15" style:family="paragraph" style:parent-style-name="Standard">
      <style:text-properties officeooo:rsid="00143222" officeooo:paragraph-rsid="00143222"/>
    </style:style>
    <style:style style:name="P16" style:family="paragraph" style:parent-style-name="Standard">
      <style:text-properties officeooo:rsid="0021bf3e" officeooo:paragraph-rsid="0021bf3e"/>
    </style:style>
    <style:style style:name="P17" style:family="paragraph" style:parent-style-name="Standard">
      <style:text-properties officeooo:rsid="00231838" officeooo:paragraph-rsid="00231838"/>
    </style:style>
    <style:style style:name="P18" style:family="paragraph" style:parent-style-name="Standard">
      <style:text-properties officeooo:rsid="00244cbe" officeooo:paragraph-rsid="00244cbe"/>
    </style:style>
    <style:style style:name="P19" style:family="paragraph" style:parent-style-name="Standard">
      <style:text-properties officeooo:rsid="0025b398" officeooo:paragraph-rsid="0025b398"/>
    </style:style>
    <style:style style:name="P20" style:family="paragraph" style:parent-style-name="Standard">
      <style:text-properties officeooo:rsid="0026f49c" officeooo:paragraph-rsid="0026f49c"/>
    </style:style>
    <style:style style:name="P21" style:family="paragraph" style:parent-style-name="Standard">
      <style:text-properties officeooo:rsid="00276ad7" officeooo:paragraph-rsid="00276ad7"/>
    </style:style>
    <style:style style:name="P22" style:family="paragraph" style:parent-style-name="Standard">
      <style:text-properties officeooo:rsid="0028c2cd" officeooo:paragraph-rsid="0028c2cd"/>
    </style:style>
    <style:style style:name="P23" style:family="paragraph" style:parent-style-name="Standard">
      <style:text-properties officeooo:rsid="002928f2" officeooo:paragraph-rsid="002928f2"/>
    </style:style>
    <style:style style:name="P24" style:family="paragraph" style:parent-style-name="Standard">
      <style:text-properties officeooo:rsid="002a316a" officeooo:paragraph-rsid="002a316a"/>
    </style:style>
    <style:style style:name="P25" style:family="paragraph" style:parent-style-name="Standard">
      <style:text-properties officeooo:rsid="002c1d94" officeooo:paragraph-rsid="002c1d94"/>
    </style:style>
    <style:style style:name="P26" style:family="paragraph" style:parent-style-name="Standard">
      <style:text-properties officeooo:rsid="002cbac5" officeooo:paragraph-rsid="002cbac5"/>
    </style:style>
    <style:style style:name="P27" style:family="paragraph" style:parent-style-name="Standard">
      <style:text-properties officeooo:rsid="002cca5e" officeooo:paragraph-rsid="002cca5e"/>
    </style:style>
    <style:style style:name="P28" style:family="paragraph" style:parent-style-name="Standard">
      <style:text-properties officeooo:rsid="002df647" officeooo:paragraph-rsid="002df647"/>
    </style:style>
    <style:style style:name="P29" style:family="paragraph" style:parent-style-name="Standard">
      <style:text-properties officeooo:rsid="002f2e1f" officeooo:paragraph-rsid="002f2e1f"/>
    </style:style>
    <style:style style:name="P30" style:family="paragraph" style:parent-style-name="Standard">
      <style:text-properties officeooo:rsid="003237ab" officeooo:paragraph-rsid="003237ab"/>
    </style:style>
    <style:style style:name="P31" style:family="paragraph" style:parent-style-name="Standard">
      <style:text-properties officeooo:rsid="0033342c" officeooo:paragraph-rsid="0033342c"/>
    </style:style>
    <style:style style:name="P32" style:family="paragraph" style:parent-style-name="Standard">
      <style:text-properties officeooo:rsid="0034c8d6" officeooo:paragraph-rsid="0034c8d6"/>
    </style:style>
    <style:style style:name="P33" style:family="paragraph" style:parent-style-name="Standard">
      <style:text-properties officeooo:rsid="00350636" officeooo:paragraph-rsid="00350636"/>
    </style:style>
    <style:style style:name="P34" style:family="paragraph" style:parent-style-name="Standard">
      <style:text-properties officeooo:rsid="003617b0" officeooo:paragraph-rsid="003617b0"/>
    </style:style>
    <style:style style:name="P35" style:family="paragraph" style:parent-style-name="Standard">
      <style:text-properties officeooo:rsid="003787ad" officeooo:paragraph-rsid="003787ad"/>
    </style:style>
    <style:style style:name="P36" style:family="paragraph" style:parent-style-name="Standard">
      <style:text-properties officeooo:rsid="0037d6b7" officeooo:paragraph-rsid="0037d6b7"/>
    </style:style>
    <style:style style:name="P37" style:family="paragraph" style:parent-style-name="Standard">
      <style:text-properties officeooo:rsid="0037d6b7" officeooo:paragraph-rsid="003b0081"/>
    </style:style>
    <style:style style:name="P38" style:family="paragraph" style:parent-style-name="Standard">
      <style:text-properties officeooo:rsid="0039bac0" officeooo:paragraph-rsid="0039bac0"/>
    </style:style>
    <style:style style:name="P39" style:family="paragraph" style:parent-style-name="Standard">
      <style:text-properties officeooo:rsid="003b0081" officeooo:paragraph-rsid="003b0081"/>
    </style:style>
    <style:style style:name="P40" style:family="paragraph" style:parent-style-name="Standard">
      <style:text-properties officeooo:rsid="003d6b0e" officeooo:paragraph-rsid="003d6b0e"/>
    </style:style>
    <style:style style:name="P41" style:family="paragraph" style:parent-style-name="Standard">
      <style:text-properties officeooo:rsid="003e7239" officeooo:paragraph-rsid="003e7239"/>
    </style:style>
    <style:style style:name="P42" style:family="paragraph" style:parent-style-name="Standard">
      <style:text-properties officeooo:rsid="003f1a8e" officeooo:paragraph-rsid="003f1a8e"/>
    </style:style>
    <style:style style:name="T1" style:family="text">
      <style:text-properties officeooo:rsid="0012507e"/>
    </style:style>
    <style:style style:name="T2" style:family="text">
      <style:text-properties officeooo:rsid="00143222"/>
    </style:style>
    <style:style style:name="T3" style:family="text">
      <style:text-properties officeooo:rsid="00163b95"/>
    </style:style>
    <style:style style:name="T4" style:family="text">
      <style:text-properties officeooo:rsid="001ae0a5"/>
    </style:style>
    <style:style style:name="T5" style:family="text">
      <style:text-properties officeooo:rsid="001e2e76"/>
    </style:style>
    <style:style style:name="T6" style:family="text">
      <style:text-properties officeooo:rsid="002064e5"/>
    </style:style>
    <style:style style:name="T7" style:family="text">
      <style:text-properties officeooo:rsid="0025b398"/>
    </style:style>
    <style:style style:name="T8" style:family="text">
      <style:text-properties officeooo:rsid="0026f49c"/>
    </style:style>
    <style:style style:name="T9" style:family="text">
      <style:text-properties officeooo:rsid="0028c2cd"/>
    </style:style>
    <style:style style:name="T10" style:family="text">
      <style:text-properties officeooo:rsid="002928f2"/>
    </style:style>
    <style:style style:name="T11" style:family="text">
      <style:text-properties officeooo:rsid="002c1d94"/>
    </style:style>
    <style:style style:name="T12" style:family="text">
      <style:text-properties officeooo:rsid="002cbac5"/>
    </style:style>
    <style:style style:name="T13" style:family="text">
      <style:text-properties officeooo:rsid="002df647"/>
    </style:style>
    <style:style style:name="T14" style:family="text">
      <style:text-properties officeooo:rsid="003237ab"/>
    </style:style>
    <style:style style:name="T15" style:family="text">
      <style:text-properties officeooo:rsid="0033342c"/>
    </style:style>
    <style:style style:name="T16" style:family="text">
      <style:text-properties officeooo:rsid="00350636"/>
    </style:style>
    <style:style style:name="T17" style:family="text">
      <style:text-properties officeooo:rsid="003617b0"/>
    </style:style>
    <style:style style:name="T18" style:family="text">
      <style:text-properties officeooo:rsid="003787ad"/>
    </style:style>
    <style:style style:name="T19" style:family="text">
      <style:text-properties officeooo:rsid="0037d6b7"/>
    </style:style>
    <style:style style:name="T20" style:family="text">
      <style:text-properties officeooo:rsid="0039bac0"/>
    </style:style>
    <style:style style:name="T21" style:family="text">
      <style:text-properties officeooo:rsid="003bdd76"/>
    </style:style>
    <style:style style:name="T22" style:family="text">
      <style:text-properties officeooo:rsid="003e7239"/>
    </style:style>
    <style:style style:name="T23" style:family="text">
      <style:text-properties officeooo:rsid="003f1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DK ile JRE nin arasındaki fark nedir?</text:p>
      <text:p text:style-name="P2">JRE bir takım pluginler barındırırken aynı zamanda Java programlarının yürütüldüğü bir Jvm barınırır. JDK JRE’nin barındırdığı tüm özellikleri barındırırken aynı zamanda compiler, Javadoc, Java Debugger benzeri kaynaklar içermektedir.</text:p>
      <text:p text:style-name="P2"/>
      <text:p text:style-name="P2">2. JVM nedir?</text:p>
      <text:p text:style-name="P2">JVM, JRE ve JDK’nın içerisinde bulunan bir parçadır ve Java programının satır satır yürütülmesini sağlar. </text:p>
      <text:p text:style-name="P2"/>
      <text:p text:style-name="P2">3. JVM kaç farklı tipte “memory allocate” ve bunlar nelerdir?</text:p>
      <text:p text:style-name="P2">6 farklı tipte memory allocate edebilir ve bunlar; <text:span text:style-name="T1">Classloader, Class Area, Heap, Stack, Program Counter ve Native method Stack’tir.</text:span></text:p>
      <text:p text:style-name="P2"/>
      <text:p text:style-name="P3">Classloader JVM’in class dosyalarını yüklemek için kullandığı bir alt sistemdir. Class area class yapılarını hafızada tutar. Heap, runtime esnasında oluşturulan objelerin hafızada tutulmasını sağlar. Stack, local variableları hafızada tutar ve methodların çağırılması ve return etmesinde etkilidir. Program counter, JVM tarafından anlık olarak yürütülen programın adresini tutar. Native method stack ise uygulama içinde kullanılan tüm native methodları tutar.</text:p>
      <text:p text:style-name="P3"/>
      <text:p text:style-name="P3">4. JIT compiler nedir?</text:p>
      <text:p text:style-name="P4">JIT(Just-in-time) Compiler, <text:span text:style-name="T2">yazılan uygulamayı ilk çalıştırma öncesinde makine diline çevirmek yerine çalışma esnasında makina diline çevirir.</text:span></text:p>
      <text:p text:style-name="P4"/>
      <text:p text:style-name="P15">5. Java platformu diğer platformlardan nasıl farklıdır?</text:p>
      <text:p text:style-name="P5">Java platformunun diğer platformlardan farkı hardware platformlarının üzerindeki yazılımsal bir platform üzerinden çalışmasıdır.</text:p>
      <text:p text:style-name="P5"/>
      <text:p text:style-name="P5">6. Java neden bir kez yaz, her yerde çalıştır dili olarak geçiyor?</text:p>
      <text:p text:style-name="P5">JVM java kodunu bytecode a çevirerek çalıştığı için JVM bulunan her platformda çalışabilir.</text:p>
      <text:p text:style-name="P5"/>
      <text:p text:style-name="P5">7. Classloader nasıl çalışır?</text:p>
      <text:p text:style-name="P5">Classloader’ın çalışma prensibi ihtiyaç duyulanı hafızaya atmaya yöneliktir. C tipindeki dillerden farklı olarak Java kodu tek bir yerde toplanmaz, bunun yerine classlara ayrılır, dolayısıyla tüm kodu tek seferde hafızaya atmak gerekmez, classloader <text:span text:style-name="T3">ihtiyaç duyuldukça classları yükler, ihtiyaç duyulmayan classlar hafızada yer kaplamaz.</text:span></text:p>
      <text:p text:style-name="P5"/>
      <text:p text:style-name="P6">-8. Java’da bulunan Main methodundaki main bir anahtar kelime midir?</text:p>
      <text:p text:style-name="P6">Main bir keyword değildir, Java tarafından bir method olarak görülür.</text:p>
      <text:p text:style-name="P6"/>
      <text:p text:style-name="P6">9. Java’da main methodu public static void yerine public void static olarak yazabilir miyiz?</text:p>
      <text:p text:style-name="P6">Hayır, Java programlama kurallarına göre, return type modifier’lardan sonra gelmelidir.</text:p>
      <text:p text:style-name="P6"/>
      <text:p text:style-name="P6">10. Java’da local variablelar için bir değer atamazsak bu variableların varsayılan değeri ne olur?</text:p>
      <text:p text:style-name="P7">Tanımlanan local varıableların varsayılan bir değeri yoktur, bu sebepten ötürü tanımlanacak variablelara bir değer atanmalıdır, aksi halde compiler error verecektir.</text:p>
      <text:p text:style-name="P8"/>
      <text:p text:style-name="P9">11. <text:a xlink:type="simple" xlink:href="mailto:Java@da" text:style-name="Internet_20_link" text:visited-style-name="Visited_20_Internet_20_Link"><text:span text:style-name="T4">Java</text:span></text:a><text:span text:style-name="T4">’da bir classı herhangi bir argüman tanımlamadan çalıştırdık, main methodunun içinde bulunan ‘String[] args’ da bulunan ‘args’ ın değeri ne olur?</text:span></text:p>
      <text:p text:style-name="P10">Main methodunun içinde bulunan parametre, command-line argümanlarnı tutan bir String array’idir. <text:s/>Tanımlanan değerlerin tutulduğu bir array değildir.</text:p>
      <text:p text:style-name="P10"/>
      <text:p text:style-name="P10"/>
      <text:p text:style-name="P10"><text:soft-page-break/>12. Java’da byte ve char data typeları arasındaki fark nedir?</text:p>
      <text:p text:style-name="P11">Byte 8 bit boyutundadır, negatif değer alabilir ve aigned data type olarak geçer. Char 16 bit boyutundadır, sıfır ve pozitif değer alabilir dolayısıyla unsigned data type olarak geçer.</text:p>
      <text:p text:style-name="P11"/>
      <text:p text:style-name="P11">13. Object Oriented Programming’in ana prensipleri neelrdir?</text:p>
      <text:p text:style-name="P11">Encapsulation, abstraction, inheritance ve polymorphism</text:p>
      <text:p text:style-name="P11"/>
      <text:p text:style-name="P11">14. Object Oriented Programming ile Object Based Programming’in arasındaki fark nedir?</text:p>
      <text:p text:style-name="P11">Object based diller inheritance’ı desteklemez, built-in objeleri desteklemez ve Javascript, Visual Basic Object based dillere örnektir. Object oriented diller ise inheritance ve buıilt-in objeleri destekler, C#, Java VB.Net OOP dillere örnektir.</text:p>
      <text:p text:style-name="P11"/>
      <text:p text:style-name="P11">15. <text:span text:style-name="T5">Ahmet – Geç ya boşver, siktir et.</text:span></text:p>
      <text:p text:style-name="P11"/>
      <text:p text:style-name="P12">16. Java’da Constructor’a niye ihtiyacımız vardır?</text:p>
      <text:p text:style-name="P12">Constructorların kod içinde tanımlanmaları methodlara benzer ancak isimleri içinde bulunduğu class ile aynıdır ve classın taslağı olarak görev alır.</text:p>
      <text:p text:style-name="P12"/>
      <text:p text:style-name="P12">17. Java’da Default Construtor’a niye ihtiyacımız vardır?</text:p>
      <text:p text:style-name="P13">Default constructor yerine sadece parameterized constructor’un tanımlandığı durumlarda function overload yapılamaz, dolayısıyla Object Oriented Design’ın function overload kurallarına uymak adına default constructor’a ihtiyacımız vardır.</text:p>
      <text:p text:style-name="P13"/>
      <text:p text:style-name="P13">18. Java’da Constructor’ın geri döndürdüğü(return) değeri nedir?</text:p>
      <text:p text:style-name="P13">Constructor bir değer döndürez, classın kopyasını döndürür.</text:p>
      <text:p text:style-name="P13"/>
      <text:p text:style-name="P13">19. <text:span text:style-name="T6">Constructor inherit edilebilir mi?</text:span></text:p>
      <text:p text:style-name="P14">Constructor return type’a sahip olmayan ve class ile aynı isime sahip olan bir yapıdır dolaysıyla oluşturulduğu class’a aittir, başka bir class tarafından inherit edilemez.</text:p>
      <text:p text:style-name="P14"/>
      <text:p text:style-name="P14">20. Neden Constructorlar fınal, static ya da abstract olamaz?</text:p>
      <text:p text:style-name="P14">Constructorlar sadece access modıfıer’a sahip olabilir, bunlar, public, protected, default ve prıvate’dır. Final modifier’ı başka classların override etmesini engeller ancak constructorlar zaten override edilemez. Abstract modifier’ı değer atanmayacağı zaman kullanılır ama constructorlar new operatörü ile kullanıldığından variablelar değer alacaktır. Static modifier’ı bir method ile kullanıldığında ise bu method bir objeye değil bir classa aittir anlamına gelir ama constructorlar objelerin initialization’unda kullanıldığı için static kullanılamaz.</text:p>
      <text:p text:style-name="P14"/>
      <text:p text:style-name="P16">21. “this” keyword’ünün amacı nedir?</text:p>
      <text:p text:style-name="P17">Java’da kullanılan thıs keyword’ü referans değişkeni olarak geçer ve “current” objeyi refere eder.</text:p>
      <text:p text:style-name="P17"/>
      <text:p text:style-name="P17">22. Inheritance konseptini açıklayın.</text:p>
      <text:p text:style-name="P18">Inheritance yeni yaratılan objenin varolan objelerin özelliklerini almasına olanak verir. </text:p>
      <text:p text:style-name="P18"/>
      <text:p text:style-name="P18">23. Java’da hangi class bütün classşarın “Super Class”ıdır?</text:p>
      <text:p text:style-name="P18">Java Object Oriented olduğu için, “object” classı varolan bütün classların super class’ıdır/</text:p>
      <text:p text:style-name="P18"/>
      <text:p text:style-name="P18">24. Java neden “multiple inheritance” desteklememektedir?</text:p>
      <text:p text:style-name="P18">Multiple inheritance yapılmasına izin veren object oriented dillerin ortak sorunu olan “Diamond Problem” sorunuyla karşılaşmamak adına java multiple inheritance’a izin vermemektedir. İki farkla class’ın ayne mothoda sahip olup, parent olduğu durumda sub-class içerisinde bu method <text:soft-page-break/>çağırıldığında hangi parent class’dan methodu çağıracağını bilemez ve diamond problem ortaya çıkar.</text:p>
      <text:p text:style-name="P18"/>
      <text:p text:style-name="P18">25. <text:span text:style-name="T7">OOPS’de composition ne anlama gelir?</text:span></text:p>
      <text:p text:style-name="P19">Composition özelleştirilmiş bir aggregation ilişkisidir, farkları aggregation’da parent class silinse bile child class görevine devam edebilirken, composition ilişkisi kurulduğunda parent class’ın silinmesi, child class’ının da yok olması anlamına gelmektedir. “Death relationship” adıyla da anılır.</text:p>
      <text:p text:style-name="P19"/>
      <text:p text:style-name="P19">26. Aggregation ile Composition arasındaki fark nedir?</text:p>
      <text:p text:style-name="P19">Composition özelleştirilmiş bir aggregation ilişkisidir, farkları aggregation’da parent class silinse bile child class görevine devam edebilirken, composition ilişkisi kurulduğunda parent class’ın silinmesi, child class’ının da yok olması anlamına gelmektedir. “Death relationship” adıyla da anılır.</text:p>
      <text:p text:style-name="P19"/>
      <text:p text:style-name="P19">27. Java’da neden pointer yoktur?</text:p>
      <text:p text:style-name="P19">Pointer’lar JVM’in içinde bulunan garbage collector’un çalışmasını imkansız kılar çünkü, pointer hafızadaki spesifik bir lokasyonu tutar ve garbage collector sadece lifetime’ı bitmiş olan objeleri silmekle değil aynı zamanda dolaylı yoldan memory optimization’undan da sorumludur. <text:span text:style-name="T8">Eğer programı yazan kişiye tanımlanan objelerin hafızada nerede tutulacağına karar verme özgürlüğü verilirse garbage collector görevini yerine getiremez.</text:span></text:p>
      <text:p text:style-name="P19"/>
      <text:p text:style-name="P19">-<text:span text:style-name="T8">Javada pointer vardır sadece internal olduğundan kodu yazan kişi direkt olarak pointer yaratamaz, neden pointer yoktur falan trick question bunlar, geçelim bu ayakları.</text:span></text:p>
      <text:p text:style-name="P19"/>
      <text:p text:style-name="P20">28. Eğer java’da pointer yoksa neden NullPointerException error’u alırız?</text:p>
      <text:p text:style-name="P20">Java pointer oluşturulmasına izin vermese de pointer kullanılmaktadır, bu erroru aldığımız durumlardan birine örnek verecek olursan, null tanımlanmış bir objenin instance methodunu çağırdığımızda nullPointerException errorunu alırız.</text:p>
      <text:p text:style-name="P20"/>
      <text:p text:style-name="P20">29. “Super” keyword’ünün amacı nedir?</text:p>
      <text:p text:style-name="P21">Super keywordü child class, parent classın bir objesine ya da methoduna erişmek istediği zaman kullanılır.</text:p>
      <text:p text:style-name="P21"/>
      <text:p text:style-name="P21"><text:span text:style-name="T9">30. </text:span>This() ve super() i aynı constructor’un içinde kullanmak mümkün müdür?</text:p>
      <text:p text:style-name="P21">Hayır, costructor her zaman <text:span text:style-name="T9">i</text:span>lk st<text:span text:style-name="T9">a</text:span>tement olmalıdır ve super, base classın constructorunu kullanırken, this ise aynı class içindeki bir constructorun çağırılmasında kullanılır. <text:span text:style-name="T9">Ilk statement olarak kullanılması gereken iki statement aynı anda kullanılamaz.</text:span></text:p>
      <text:p text:style-name="P21"/>
      <text:p text:style-name="P22">31. Java’da object cloning ne anlama gelir?</text:p>
      <text:p text:style-name="P22">Object cloning, bir objenin tıpatıp kopyasını oluşturmaktır. Clone() methoduyla kullanılır.</text:p>
      <text:p text:style-name="P22"/>
      <text:p text:style-name="P22">32. Java’da neden static variabe kullanırız?</text:p>
      <text:p text:style-name="P22">Object orıented dillerde static herhangi bir instance’a bağlı olmadığını belirtir. Static variable’ın tanımlandığı class’ın scope’undan çıkılmadığı sürece tanımlanan obje hafızada yer tutmaya devam eder ve memory leak sorununun başlıca sebeplerindendir.</text:p>
      <text:p text:style-name="P22"/>
      <text:p text:style-name="P22">33. Java’da static variable tanımlanması neden “good practice” değildir?</text:p>
      <text:p text:style-name="P22">Static variable’ı<text:span text:style-name="T10">n kullanımına dikkat edilmediği takdirde memory leak sorunuyla karşı karşıya kalınabilir bu risk yüzünden gereksiz static variable tanımlanması bad practice olarak geçer.</text:span></text:p>
      <text:p text:style-name="P22"/>
      <text:p text:style-name="P23">34. Java’da static method’un amacı nedir?</text:p>
      <text:p text:style-name="P23">Eğer oluşturulacak method sadece bir instance’da değil classın bütün instance’larında çalışacaksa method static olarak tanımlanmalıdır.</text:p>
      <text:p text:style-name="P23"><text:soft-page-break/>35. Java’da main methodumuz neden static olarak marklanır?</text:p>
      <text:p text:style-name="P23">Static keywordü, main’in, herhangi bir classın bir objesinin oluşturulmasından önce çağırılmasını sağlar.</text:p>
      <text:p text:style-name="P23"/>
      <text:p text:style-name="P23">36. Nasıl bir senaryoda static block kullanırız?</text:p>
      <text:p text:style-name="P24">Static block obje oluşumundan sonra sadece bir kere execute edilir. </text:p>
      <text:p text:style-name="P24"/>
      <text:p text:style-name="P24">37. main() mehodunu define etmeden programı execute etmek mümkün müdür?</text:p>
      <text:p text:style-name="P24">JVM main methodunu arayacağı için execute etmek mümkün değildir, kodu compile edebilirsiniz ama execute edilemez.</text:p>
      <text:p text:style-name="P24"/>
      <text:p text:style-name="P24">38. main() tanımlanırken static olarak tanımlanmazsa ne olur?</text:p>
      <text:p text:style-name="P24">Static tanımlanması herhangi bir şey obje yaratılmadan once methodun çağırılabilmesi için gereklidir, static tanımlanmazsa yazılan program compıle edilebilir ama runtime’da “NoSuchMethorError” alınır.</text:p>
      <text:p text:style-name="P24"/>
      <text:p text:style-name="P24">39. <text:span text:style-name="T11">Java’da static method ve instance method arasındaki fark nedir?</text:span></text:p>
      <text:p text:style-name="P25">Static method class’ın bir instance’ı yaratılmadan da çağırılabilirken, instance methodun çağırılması için classın bir instance’ının yaratılması gerekmektedir.</text:p>
      <text:p text:style-name="P25"/>
      <text:p text:style-name="P25">40. Method overloading’inin diğer adı nedir?</text:p>
      <text:p text:style-name="P25">Function overloading.</text:p>
      <text:p text:style-name="P25"/>
      <text:p text:style-name="P25">41. Method overloading java’da nasıl implement edilir?</text:p>
      <text:p text:style-name="P25">Parametre sayısını değiştirerek, parametrelerin data type’ını değiştirerek ve parametrelerin sırasını değiştirerek.</text:p>
      <text:p text:style-name="P25"/>
      <text:p text:style-name="P25">42. Method overloading’de ne tür argument variationlarına izin verilmektedir?</text:p>
      <text:p text:style-name="P25"/>
      <text:p text:style-name="P25"/>
      <text:p text:style-name="P25">43. Neden java’da return type’ı değiştirerek method overoad edilemez?</text:p>
      <text:p text:style-name="P25">“Ambiguity” oluşmasına sebep olacağından return type’ değiştirerek method overload edilemez.</text:p>
      <text:p text:style-name="P25"/>
      <text:p text:style-name="P25">44. Java’da main method’unu overload etmek mümkün müdür?</text:p>
      <text:p text:style-name="P25"><text:span text:style-name="T12">Kısaca cevap vermek gerekirse, h</text:span>ayır değildir, static methodlar override ve overload edilemez. <text:span text:style-name="T12">Ancak main methodunun overload edilmesinin bir yolu vardir, bu da parametresini değiştirmektir, örnek olarak, main(String[] args) ı main(Double[] args) olarak çevirirsek main methodunu overload etmiş oluruz.</text:span></text:p>
      <text:p text:style-name="P25"/>
      <text:p text:style-name="P26">45. Method overriding java’da nasıl implement edilir?</text:p>
      <text:p text:style-name="P26">Overriding object oriented dillerin sağladığı ortak bir özelliktir. Parent classın bir methodunu ismi, parametreleri ve return type’ı aynı kalacak şekilde aldığında method override edilmiş olur, child class override ettiği methodun içeriğini istediği gibi özeleştirebilir</text:p>
      <text:p text:style-name="P26"/>
      <text:p text:style-name="P26">46. Java’da static methodu override edebilir miyiz?</text:p>
      <text:p text:style-name="P27">Subclass’ımızda, parentın içindeki static bir method ile aynı imzaya sahip static method oluşturabiliriz ancak bu overriding olarak kabul edilmez çünkü ortada bir run-time polymorphism oluşmayacaktır. </text:p>
      <text:p text:style-name="P27"/>
      <text:p text:style-name="P28">47. Java neden static bir methodu override etmemize izin vermez?(makina kasmasın diye)</text:p>
      <text:p text:style-name="P28"/>
      <text:p text:style-name="P27"/>
      <text:p text:style-name="P27"><text:soft-page-break/>4<text:span text:style-name="T13">8</text:span>. Overload edilmiş bir methodu override edebilir miyiz?</text:p>
      <text:p text:style-name="P27">Evet. Aynı scope içinde yapılamasa da overload edilmiş bir methodun override edilmesini engelleyen birşey yoktur.<text:line-break/></text:p>
      <text:p text:style-name="P27">4<text:span text:style-name="T13">9</text:span>. <text:span text:style-name="T13">Overloading ve Overriding arasındaki fark nedir?</text:span></text:p>
      <text:p text:style-name="P28">Overloading ayne method ismi ile farklı parametreler kullanarak elde edilirken, overriding subclassın içinde aynı isim ve aynı parametreleri kullanarak elde edilir.</text:p>
      <text:p text:style-name="P28"/>
      <text:p text:style-name="P28">50. Java virtual fuctionlara izin veriyor mu?</text:p>
      <text:p text:style-name="P28">Java’da virtual fuction C++ da olduğu gibi keyword ile sağlanmamaktadır, static olmayan her method virtualdır.</text:p>
      <text:p text:style-name="P28"/>
      <text:p text:style-name="P29">51. <text:span text:style-name="T14">Convariant return type Java’da ne anlama gelir?</text:span></text:p>
      <text:p text:style-name="P30">Override eden methodun, override ettigi methodun return type’ını kullanmasına convariant return type denir.</text:p>
      <text:p text:style-name="P30"/>
      <text:p text:style-name="P30">52. Runtime Polymorphism nedir?</text:p>
      <text:p text:style-name="P30">Runtime polymorphism bır method override edildiğinde kulanılır, overrıde eden mi override edilen mı kullanılacak buna run timeda karar verilir.</text:p>
      <text:p text:style-name="P30"/>
      <text:p text:style-name="P30">53. <text:span text:style-name="T15">Data memberlar tarafindan runtime polymorphism yapılabilir mi?</text:span></text:p>
      <text:p text:style-name="P31">Hayır, runtime polymorhism’de method override edilir, data memberlar değil.</text:p>
      <text:p text:style-name="P31"/>
      <text:p text:style-name="P31">54.</text:p>
      <text:p text:style-name="P31"/>
      <text:p text:style-name="P31">55. OOP’de Abstraction nedir?</text:p>
      <text:p text:style-name="P31">Abstraction gereksiz detayları kullanıcıdan saklamaya yarar. Kullanıcı, her şeyin içinin nasıl çalıştığını bilmek zorunda değildir. <text:span text:style-name="T19">Implementation’un comlex yüzünü saklamaya yarar.</text:span></text:p>
      <text:p text:style-name="P31"/>
      <text:p text:style-name="P31">56.</text:p>
      <text:p text:style-name="P31"/>
      <text:p text:style-name="P31">57. Java’da Abstract class nedir?</text:p>
      <text:p text:style-name="P31">Abstract olarak declare edil<text:span text:style-name="T19">iı, içerisinde bir veya daha fazla abstract method’a sahip olan</text:span> classtır, kullanılan classlara extend edilir ve içerisinde bulunan methodlar implement edilmelidir.</text:p>
      <text:p text:style-name="P31"/>
      <text:p text:style-name="P31">58.</text:p>
      <text:p text:style-name="P31"/>
      <text:p text:style-name="P31">59. Bir methodu hem abstract hem de final olarak işaretleyebilir miyiz?</text:p>
      <text:p text:style-name="P32">Final override edilmesini engelleyen bir pre-fix’tir ve abstract methodların amacı subclass tarafından override edilmektir dolayısıyla abstract methodlar final tanımlanamaz.</text:p>
      <text:p text:style-name="P32"/>
      <text:p text:style-name="P32">60.</text:p>
      <text:p text:style-name="P32"/>
      <text:p text:style-name="P32">61. Java’da interface nedir?</text:p>
      <text:p text:style-name="P32">Interface bir referans tipidir <text:span text:style-name="T19">ve</text:span> abstract methodların koleksiyonundan oluşur.</text:p>
      <text:p text:style-name="P32"/>
      <text:p text:style-name="P32">62.</text:p>
      <text:p text:style-name="P32"/>
      <text:p text:style-name="P32">63. Interface neden final tanımlanamaz?</text:p>
      <text:p text:style-name="P32">Final tanımlanan interface’in sub-classı olamaz ancak interface’in sub-class olmadan kullanımı amacına aykırıdır.</text:p>
      <text:p text:style-name="P32"/>
      <text:p text:style-name="P32"><text:soft-page-break/>64.</text:p>
      <text:p text:style-name="P32"/>
      <text:p text:style-name="P32">65. Marker interface’i yerine ne kullanabiliriz?</text:p>
      <text:p text:style-name="P32">@annotation</text:p>
      <text:p text:style-name="P32"/>
      <text:p text:style-name="P32">66.</text:p>
      <text:p text:style-name="P32"/>
      <text:p text:style-name="P32">67.Abstract class ve interface class’ının aasındaki fark nedir?</text:p>
      <text:p text:style-name="P38">Abstract class, abstract olmayan methodlar barındırabilrken interface içerisinde tanımlanan bütün methodlar abstract olmalıdır. Abstract class instance variable tanımlayabilirken interface sadece constant variable tanımayabilir. Abstract class constructor oluşturabilir ancak intertface’in constrvtor’u sub-class’ta oluştürülmalıdır ve bir class sadece bir abstract class’a extend edilebilirken birden fazla interface’i implement edebilir.</text:p>
      <text:p text:style-name="P32"/>
      <text:p text:style-name="P32">68.</text:p>
      <text:p text:style-name="P32"/>
      <text:p text:style-name="P32">69. <text:span text:style-name="T16">Object reference’ı interface reference’a nasıl cast ederiz?</text:span></text:p>
      <text:p text:style-name="P33">Interface’i object’in reference edildiği class’a implement edip mainde bir instance’ını oluşturup instance üzerinden interface methodunu çağırarak.</text:p>
      <text:p text:style-name="P33"/>
      <text:p text:style-name="P33">70.</text:p>
      <text:p text:style-name="P33"/>
      <text:p text:style-name="P33">71. Java’da bir class final olarak marklanabilir mi?</text:p>
      <text:p text:style-name="P33">Evet <text:span text:style-name="T20">ancak b</text:span>ir class’ın final tanımanması inheritance’ı engeller.</text:p>
      <text:p text:style-name="P33"/>
      <text:p text:style-name="P33">72.</text:p>
      <text:p text:style-name="P33"/>
      <text:p text:style-name="P33">73. Java’da inheritance’ı nasıl engelleyebiliriz?</text:p>
      <text:p text:style-name="P33">Class’ı fınal tanımlayarak.</text:p>
      <text:p text:style-name="P33"/>
      <text:p text:style-name="P33">74.</text:p>
      <text:p text:style-name="P33"/>
      <text:p text:style-name="P33">75. Java’da blank final variable nedir?</text:p>
      <text:p text:style-name="P33">Final tanımlanan variable’a bir değer atanmaması sonucu olan variable’dır.</text:p>
      <text:p text:style-name="P33"/>
      <text:p text:style-name="P33">76.</text:p>
      <text:p text:style-name="P33"/>
      <text:p text:style-name="P33">77. <text:span text:style-name="T17">Main method final tanımlanabilir mi?</text:span></text:p>
      <text:p text:style-name="P34">Evet, ancak <text:span text:style-name="T18">child classın içinde final tanımlanabilir. Çünkü override’a engel olur.</text:span></text:p>
      <text:p text:style-name="P34"/>
      <text:p text:style-name="P35">78.</text:p>
      <text:p text:style-name="P35"/>
      <text:p text:style-name="P35">79. java.lang paketi nedir?</text:p>
      <text:p text:style-name="P35">Java programlama dilinin design’ında kullanılan temel classları barındırır.</text:p>
      <text:p text:style-name="P35"/>
      <text:p text:style-name="P35">80.</text:p>
      <text:p text:style-name="P35"/>
      <text:p text:style-name="P35">81. java.lang package’ını her zaman import etmek zorunlu mudur?</text:p>
      <text:p text:style-name="P35">Hayır, zaten default olarak <text:s/><text:span text:style-name="T20">JVM tarafından i</text:span>mplement edildiği için import etmek zorunlu değildir.</text:p>
      <text:p text:style-name="P35"/>
      <text:p text:style-name="P35">82.</text:p>
      <text:p text:style-name="P35"/>
      <text:p text:style-name="P35"><text:soft-page-break/>83. Static import nedir?</text:p>
      <text:p text:style-name="P35">Static import interface içerisinde static olarak tanımlanmış method ve variableların sub-class tarafından çağırılıp kullanılmasıdır ancak kötü bir kullanımdır Constant Interface Antipattern olarak geçer.</text:p>
      <text:p text:style-name="P35"/>
      <text:p text:style-name="P35">84.</text:p>
      <text:p text:style-name="P35"/>
      <text:p text:style-name="P35">85. Locale nedir?</text:p>
      <text:p text:style-name="P35">Locale bir class’dır. Spesifik geografik politik ya da kültürel region’u temsil eder. <text:span text:style-name="T20">Bu temsil tarih, para birimi rakamlar gibi değişkenlerin formatlanmasında kullanılır.</text:span></text:p>
      <text:p text:style-name="P35"/>
      <text:p text:style-name="P35">86.</text:p>
      <text:p text:style-name="P35"/>
      <text:p text:style-name="P35">87. Serialization nedir?</text:p>
      <text:p text:style-name="P36">Serialization bir objenin, byte serisine dönüştürülmesidir.</text:p>
      <text:p text:style-name="P32"/>
      <text:p text:style-name="P36">88.</text:p>
      <text:p text:style-name="P39"/>
      <text:p text:style-name="P36">89. Deserialization nedir?</text:p>
      <text:p text:style-name="P36">Deserialization bir byte serisinin, objeye dönüştürülmesidir.</text:p>
      <text:p text:style-name="P39"/>
      <text:p text:style-name="P39">90. Serialization ve Deserialization konsept olarak nedir?</text:p>
      <text:p text:style-name="P37">Serialization bir objenin, byte serisine dönüştürülmesidir. Deserialization bir byte serisinin, objeye dönüştürülmesidir.</text:p>
      <text:p text:style-name="P37"/>
      <text:p text:style-name="P39">91. Neden bir data member’ı transient olarak işaretleriz?</text:p>
      <text:p text:style-name="P39">Transient olarak işaretlenen data member serialize edilemez.</text:p>
      <text:p text:style-name="P39"/>
      <text:p text:style-name="P39">92. Java’da bir method transient olarak işaretlenebilir mi?</text:p>
      <text:p text:style-name="P39">Hayır, java methodların transient olarak işaretlenmesine izin vermez. Transient sadece data memberlar için geçerlidir</text:p>
      <text:p text:style-name="P39"/>
      <text:p text:style-name="P39">93. <text:span text:style-name="T21">Bir alanı transient tanımlamak nasıl bir objenin serializable olmasını sağlar?</text:span></text:p>
      <text:p text:style-name="P40">Bir class serializable interfacei implement ederse tüm class serializable olabilir ancak serializable interface i implement etmeyen bir classın bir variable ı tanımlanırsa bu class artık serializable değildir. Tekrardan serializable yapmak için parent classtan alınan fieldların da transient tanımlanması bu classın tekrar serializable olmasını sağlar.</text:p>
      <text:p text:style-name="P40"/>
      <text:p text:style-name="P40">94. Externalizable interface nedir?</text:p>
      <text:p text:style-name="P40">Externalizable Serializable a extend eder, aralarındaki fark ise serializable <text:span text:style-name="T22">bir objede bulunan tüm variableları serialize ederken externalizable’da istenilen variablelar serialize edilir.</text:span></text:p>
      <text:p text:style-name="P40"/>
      <text:p text:style-name="P41">95. <text:span text:style-name="T23">Serializable ve externalizable arasındaki fark nedir?</text:span></text:p>
      <text:p text:style-name="P42">Serializable marker interface’tir ancak externalizable değildir. Serializable implement ediliğinde default olarak tüm class serialize edilirö externalizable için ise readExternal() ve writeExternal() methodlarını kullanarak class’a kendini serialize etme özelliği veririz. </text:p>
      <text:p text:style-name="P42"/>
      <text:p text:style-name="P42">96. Reflection nedir?</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8:26:59.982189154</meta:creation-date>
    <dc:date>2018-08-14T09:20:27.782947215</dc:date>
    <meta:editing-duration>P3DT14H15M45S</meta:editing-duration>
    <meta:editing-cycles>6</meta:editing-cycles>
    <meta:generator>LibreOffice/5.4.7.2$MacOSX_X86_64 LibreOffice_project/c838ef25c16710f8838b1faec480ebba495259d0</meta:generator>
    <meta:document-statistic meta:table-count="0" meta:image-count="0" meta:object-count="0" meta:page-count="7" meta:paragraph-count="172" meta:word-count="2098" meta:character-count="16761" meta:non-whitespace-character-count="14826"/>
  </office:meta>
</office:document-meta>
</file>